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2" table:default-cell-style-name="Default"/>
        <table:table-row table:style-name="ro1">
          <table:table-cell table:style-name="ce7" office:value-type="string" calcext:value-type="string">
            <text:p>PoC 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10 hrs</text:p>
          </table:table-cell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sized business problem and use 'java modelling language'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10 hrs</text:p>
          </table:table-cell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1:21:46.573343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09T11:23:15.865438481</dc:date>
    <meta:editing-duration>PT5H1M5S</meta:editing-duration>
    <meta:editing-cycles>46</meta:editing-cycles>
    <meta:generator>LibreOffice/6.0.7.3$Linux_X86_64 LibreOffice_project/00m0$Build-3</meta:generator>
    <meta:document-statistic meta:table-count="3" meta:cell-count="11469" meta:object-count="0"/>
  </office:meta>
</office:document-meta>
</file>